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8386447227357721960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1479607827579234353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4128422981422986710" text:style-name="L3">
        <text:list-item>
          <text:list>
            <text:list-header>
              <text:p text:style-name="P24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><text:span text:style-name="T6"/></text:p>
      <text:p text:style-name="P18">Tues <text:s/>Oct 16, 2018 <text:span text:style-name="T1">no running </text:span><text:s text:c="2"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18T20:08:58.60</dc:date>
    <dc:creator>James  Lombardi</dc:creator>
    <meta:editing-duration>P5DT14H48M15S</meta:editing-duration>
    <meta:editing-cycles>466</meta:editing-cycles>
    <meta:generator>OpenOffice/4.1.2$Win32 OpenOffice.org_project/412m3$Build-9782</meta:generator>
    <meta:document-statistic meta:table-count="0" meta:image-count="0" meta:object-count="0" meta:page-count="13" meta:paragraph-count="336" meta:word-count="3482" meta:character-count="17791"/>
  </office:meta>
</office:document-meta>
</file>